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3957in" fo:margin-right="-0.4165in" fo:text-indent="0in" style:auto-text-indent="false"/>
      <style:text-properties fo:font-size="8pt" style:font-size-asian="8pt" style:font-size-complex="8pt"/>
    </style:style>
    <style:style style:name="P2" style:family="paragraph" style:parent-style-name="Standard">
      <style:paragraph-properties fo:margin-left="-0.2917in" fo:margin-right="-0.3957in" fo:text-indent="0in" style:auto-text-indent="false"/>
      <style:text-properties fo:font-size="8pt"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uavtalk protocol was designed to be a two way, end point to end point protocol for communicating uavobjects. There are 5 types of packets objects (obj), objects with acknowledgment requests (obj_ack), object requests (obj_req), acknowledge (ack), and negative acknowledge (nack), </text:p>
      <text:p text:style-name="Standard">each of these packets contains a start byte, a length, an object_id a checksum and possibly the object data (only obj and obj_ack contain data). <text:s/>There is also <text:s/>an optional instance number for multi-instance uavobjects that appears in the data field, however as object_id's are currently generated it is not possible to decode from the object_id <text:s/>if an object has multiple instances, without a database of all object_ids. <text:s/>A limitation of the proposed architecture will be that all instances of the same object should be <text:s/>routed the same way. With this exception it is fully possible to process packets blind, without any understanding of their internal data.</text:p>
      <text:p text:style-name="Standard"/>
      <text:p text:style-name="Standard">There are currently 3 supported "transactions" in the protocol. <text:s/></text:p>
      <text:p text:style-name="Standard">1) objects: obj packets may be sent unrequested either due to an internal change at that endpoint or periodically. <text:s/>this is a one way communication without a response from </text:p>
      <text:p text:style-name="Standard">the receiver. <text:s/>This is by far the most common type of communication in the system.</text:p>
      <text:p text:style-name="Standard">2) object request: one end point sends an obj_req packet, the response from the other end point is on obj packet. If the object does not exist the response is a nack</text:p>
      <text:p text:style-name="Standard">3) object with acknowledge: <text:s/>one end point sends an object with a request for an acknowledgment of its reciept. the response from the receiver is to send an ack, currently </text:p>
      <text:p text:style-name="Standard">if it knows about the object, otherwise there is no response. A nack may be more appropriate but this is not how it currently works</text:p>
      <text:p text:style-name="Standard"/>
      <text:p text:style-name="Standard">On top of this communication is governed by meta data about each object. <text:s/>This meta data is also a uavobject that is communicated in the same way as an object. <text:s/>All meta data is governed by one meta data meta object. <text:s/>I believe it is safe to ignore this as it is effectively constant and never transmitted. <text:s/>This meta data determines, among other things, when objects are supposed to be sent out over uavtalk. <text:s/>It is important to us because it is easy to imagine a case where routing between a telemetry station, the <text:s/>autopilot and a flying computer the autopilot may provide data at high rate to the flying computer, however this data should not be blindly copied at high rate to the telemetry.</text:p>
      <text:p text:style-name="Standard"/>
      <text:p text:style-name="Standard">Keeping in mind that uavtalk was designed with only a flight endpoint and gcs endpoint, the meta data for each object is as follows in the autopilot code:</text:p>
      <text:p text:style-name="P1"><text:tab/> *</text:p>
      <text:p text:style-name="P1"><text:tab/> * The object metadata flags are packed into a single 8 bit integer.</text:p>
      <text:p text:style-name="P1"><text:tab/> * The bits in the flag field are defined as:</text:p>
      <text:p text:style-name="P1"><text:tab/> *</text:p>
      <text:p text:style-name="P1"><text:s/><text:tab/>* <text:s text:c="2"/>Bit(s) <text:s/>Name <text:s text:c="20"/>Meaning</text:p>
      <text:p text:style-name="P1"><text:tab/> * <text:s text:c="2"/>------ <text:s/>---- <text:s text:c="20"/>-------</text:p>
      <text:p text:style-name="P1"><text:tab/> * <text:s text:c="5"/>0 <text:s text:c="3"/>access <text:s text:c="18"/>Defines the access level for the local transactions (readonly=1 and readwrite=0)</text:p>
      <text:p text:style-name="P1"><text:tab/> * <text:s text:c="5"/>1 <text:s text:c="3"/>gcsAccess <text:s text:c="15"/>Defines the access level for the local GCS transactions (readonly=1 and readwrite=0), not used in the flight s/w</text:p>
      <text:p text:style-name="P1"><text:s/><text:tab/>* <text:s text:c="5"/>2 <text:s text:c="3"/>telemetryAcked <text:s text:c="10"/>Defines if an ack is required for the transactions of this object (1:acked, 0:not acked)</text:p>
      <text:p text:style-name="P1"><text:tab/> * <text:s text:c="5"/>3 <text:s text:c="3"/>gcsTelemetryAcked <text:s text:c="7"/>Defines if an ack is required for the transactions of this object (1:acked, 0:not acked)</text:p>
      <text:p text:style-name="P1"><text:tab/> * <text:s text:c="3"/>4-5 <text:s text:c="3"/>telemetryUpdateMode <text:s text:c="5"/>Update mode used by the telemetry module (UAVObjUpdateMode)</text:p>
      <text:p text:style-name="P1"><text:tab/> * <text:s text:c="3"/>6-7 <text:s text:c="3"/>gcsTelemetryUpdateMode <text:s text:c="2"/>Update mode used by the GCS (UAVObjUpdateMode)</text:p>
      <text:p text:style-name="P1"><text:tab/> */</text:p>
      <text:p text:style-name="P1"><text:tab/>typedef struct {</text:p>
      <text:p text:style-name="P1"><text:tab/><text:tab/>uint8_t flags; /** Defines flags for update and logging modes and whether an update should be ACK'd (bits defined above) */</text:p>
      <text:p text:style-name="P1"><text:tab/><text:tab/>uint16_t telemetryUpdatePeriod; /** Update period used by the telemetry module (only if telemetry mode is PERIODIC) */</text:p>
      <text:p text:style-name="P1"><text:tab/><text:tab/>uint16_t gcsTelemetryUpdatePeriod; /** Update period used by the GCS (only if telemetry mode is PERIODIC) */</text:p>
      <text:p text:style-name="P1"><text:tab/><text:tab/>uint16_t loggingUpdatePeriod; /** Update period used by the logging module (only if logging mode is PERIODIC) */</text:p>
      <text:p text:style-name="P1"><text:tab/>} __attribute__((packed)) UAVObjMetadata;</text:p>
      <text:p text:style-name="P1"><text:tab/>/**</text:p>
      <text:p text:style-name="P1"><text:tab/> * Object update mode, used by multiple modules (e.g. telemetry and logger)</text:p>
      <text:p text:style-name="P1"><text:tab/> */</text:p>
      <text:p text:style-name="P1"><text:tab/>typedef enum {</text:p>
      <text:p text:style-name="P1"><text:tab/><text:tab/>UPDATEMODE_MANUAL = 0, /** Manually update object, by calling the updated() function */</text:p>
      <text:p text:style-name="P1"><text:tab/><text:tab/>UPDATEMODE_PERIODIC = 1, /** Automatically update object at periodic intervals */</text:p>
      <text:p text:style-name="P1"><text:soft-page-break/><text:tab/><text:tab/>UPDATEMODE_ONCHANGE = 2, /** Only update object when its data changes */</text:p>
      <text:p text:style-name="P1"><text:tab/><text:tab/>UPDATEMODE_THROTTLED = 3 /** Object is updated on change, but not more often than the interval time */</text:p>
      <text:p text:style-name="P1"><text:tab/>} UAVObjUpdateMode;</text:p>
      <text:p text:style-name="Standard"/>
      <text:p text:style-name="Standard"/>
      <text:p text:style-name="Standard">Of this meta data the loggingUpdatePeriod, telemtryacked, gcstelemtryacked can be ignored as they effect internal behavior of the endpoint irrelevant to routing the packets. <text:s/>Also The data about update mode and period can be used to determine how often packets should be forwarded to each link. The gcsTelemtryUpdateMode and gcsTelemetryUpdatePeriod only effect how often gcs sends out the few objects it does, we can probably safely ignore it as we are only working on the telemetry side link. To better understand how to use these in routing thinking about the simple case of a router between the flight side and the ground side. <text:s/>The sides could easily be thought of as an upstream side (flight) and <text:s/>a downstream side (gcs). <text:s/>Any updating of the meta data will come from the downstream side (gcs), this is because it is what manages the telemetry. <text:s/>There is no reason the autopilot (flight) would change its meta data on its own. <text:s/>The gcs can change data rates or update modes for various reasons (such as HITL simulation, in this case it also changes access). Changes from the ground about access must always fully propagate to the autopilot to facilitate simulation and debugging. <text:s/>However update mode and rate changes must be propagated more carefully if there are more than two endpoints in the system communicating at different rates.</text:p>
      <text:p text:style-name="Standard"/>
      <text:p text:style-name="Standard">While the protocol is symmetrical the data flow is not. <text:s/>The router should not be designed to facilitate all possible network topologies, this would have numerous addition complications. <text:s/>However there is one very likely topology that will allow assumptions to be made. The topology the router will support is up to one upstream connection to the autopilot, zero to multiple downstream connections (either to gcs's or to the upstream connection of another router), and zero to multiple midstream connections. <text:s/>Data should not be sent where it is not needed. <text:s/>Each connection should maintain its own meta data about object data rates and limit bandwidth over that channel to the requested rates. <text:s/>Also object requests should only propagate to where they are needed, same with acks and nacks. <text:s/>Downstream connections should not cross talk, each downstream connection the midstream connections and upstream connection should appear to be one consistent collection of uavobjects obeying there meta data and responding to requests.</text:p>
      <text:p text:style-name="Standard"/>
      <text:p text:style-name="Standard">the problem becomes integrating the midstream connections with the upstream connection to make them both appear as one upstream connection to the downstream connections. <text:s/>to do this it is necessary to know which objects go upstream and which go to which midstream connection. it may be possible to do this with traffic analysis over time however this becomes complicated. <text:s/>A simple solution is a small extension to the uavtalk protocol. <text:s/>A new type of packet that only midstream connections will speak, a register object packet (obj_reg). <text:s/>This is a way a midstream endpoint can tell the router it will be responsible for that type of object and not to send downstream packets about that object upstream but instead to simply intercept them and send them to the appropriate midstream connection. <text:s/>This requires that multiple midstream endpoints not register for the same object. this should be handled by the system design just as the gcs and flight endpoints don’t try to write to the same object at the same time.</text:p>
      <text:p text:style-name="Standard"/>
      <text:p text:style-name="Standard">One other issue is the default object meta data is generated containing the telemetry update type and rate. <text:s/>Since this is intended to be telemetry update type/rate back to the ground station update type/rates to the midstream connections will have to be setup manually by that midstream connection. <text:s/>There is no clean way to define how quickly the midstream connections should talk to eachother or to the upstream connection. <text:s/>This will complicating the creationg of midstream endpoints minimizes changes to the rest of the system.</text:p>
      <text:p text:style-name="Standard"/>
      <text:p text:style-name="Standard"><text:soft-page-break/>One other benefit to this type of system is that it can be used to conserve bandwidth for multiple downstream connections over a limited link. <text:s/>If multiple gcs or other telemetry stations are desired it would be inefficient for both of them to connect to the flying router. <text:s/>A better configuration would be to create a second router on the ground connect its upstream connection to a downstream connection on the flying router and then connect all gcs's to the router on the ground. <text:s/>This way all the obj's being </text:p>
      <text:p text:style-name="Standard">sent downstream on the flight router will only need to cross the bandwidth limited link to the ground once and the ground router would relay them to all the gcs's.</text:p>
      <text:p text:style-name="Standard"/>
      <text:p text:style-name="Standard"/>
      <text:p text:style-name="P2">the model for the router is:</text:p>
      <text:p text:style-name="P2"><text:tab/>One core thread, another for each connection</text:p>
      <text:p text:style-name="P2"><text:tab/>The one core thread simply receives a packet from on connection thread and forwards it to each other thread according to the following rules:</text:p>
      <text:p text:style-name="P2"><text:tab/><text:tab/>General Routing Rules for obj and obj_req packets:</text:p>
      <text:p text:style-name="P2"><text:tab/><text:tab/><text:tab/>packets from telemetry are forwared to a flightcomputer if in the owner database, otherwise to autopilot</text:p>
      <text:p text:style-name="P2"><text:tab/><text:tab/><text:tab/>packets from auto pilot thread are forwarded to all connections, unless a flight computer owns that object</text:p>
      <text:p text:style-name="P2"><text:tab/><text:tab/><text:tab/>packets from flight computer threads are forward to all other threads except source of packet</text:p>
      <text:p text:style-name="P2"><text:tab/><text:tab/>when an obj_ack is recieved </text:p>
      <text:p text:style-name="P2"><text:tab/><text:tab/><text:tab/>if there is not a pending obj_ack for that object or if the current one has timed out</text:p>
      <text:p text:style-name="P2"><text:tab/><text:tab/><text:tab/><text:tab/>the obj id and requesting connection and time are stored</text:p>
      <text:p text:style-name="P2"><text:tab/><text:tab/><text:tab/>the ack is then forwarded to the requesting connection</text:p>
      <text:p text:style-name="P2"><text:tab/><text:tab/><text:tab/>if there is an untimed out obj_ack in the dictionary the new obj_ack is dropped</text:p>
      <text:p text:style-name="P2"><text:tab/><text:tab/>ack nack responses are checked against the ack dictionary and forwared to the requesting connection</text:p>
      <text:p text:style-name="P2"><text:tab/><text:tab/><text:tab/>unrequested ack/nack that are not in the dictionary are dropped</text:p>
      <text:p text:style-name="P2"><text:tab/><text:tab/>when receiving a metadata input</text:p>
      <text:p text:style-name="P2"><text:tab/><text:tab/><text:tab/>the core metadata database of each object for each connection is updated</text:p>
      <text:p text:style-name="P2"><text:tab/><text:tab/><text:tab/>the objects owner (default autopilot, flight computer if registered) written to the most aggressive other midstream or downstream rate</text:p>
      <text:p text:style-name="P2"><text:tab/><text:tab/>obj_reg packets</text:p>
      <text:p text:style-name="P2"><text:tab/><text:tab/><text:tab/>the sender is entered into the obj owner database</text:p>
      <text:p text:style-name="P2"><text:tab/><text:tab/>disconnection:</text:p>
      <text:p text:style-name="P2"><text:tab/><text:tab/><text:tab/>the entry from the object owner database is removed</text:p>
      <text:p text:style-name="P2"><text:tab/><text:tab/><text:tab/>relevant entries in ack/nack database are removed</text:p>
      <text:p text:style-name="P2"><text:tab/><text:tab/><text:tab/>entries from the meta data database are removed</text:p>
      <text:p text:style-name="P2"/>
      <text:p text:style-name="P2"><text:tab/>All data communication from these threads are into one input queue for core, the source connection and the packet are included</text:p>
      <text:p text:style-name="P2"/>
      <text:p text:style-name="P2"><text:tab/></text:p>
      <text:p text:style-name="P2"/>
      <text:p text:style-name="P2">Connection Thread</text:p>
      <text:p text:style-name="P2"><text:tab/>runs uavtalk on a connection</text:p>
      <text:p text:style-name="P2"><text:tab/>each connection has a type to identify it to the core, types are telemetry, flightcomputer, autopilot </text:p>
      <text:p text:style-name="P2"><text:tab/>maintains its own meta data list for known objects:</text:p>
      <text:p text:style-name="P2"><text:tab/>From uavTalk:</text:p>
      <text:p text:style-name="P2"><text:tab/><text:tab/>upon seeing a new object object_ack or ack, local meta data is set to manual and the meta data is requested</text:p>
      <text:p text:style-name="P2"><text:tab/><text:tab/>upon receiving a meta data object or meta data object ack the local meta data is updated</text:p>
      <text:p text:style-name="P2"><text:tab/><text:tab/><text:tab/>the data is sent to the core </text:p>
      <text:p text:style-name="P2"><text:tab/><text:tab/><text:tab/>and if an object_ack an ack is issued</text:p>
      <text:p text:style-name="P2"><text:tab/><text:tab/><text:tab/>the local meta data is updated</text:p>
      <text:p text:style-name="P2"><text:tab/><text:tab/>upon receiving an object, object ack, object req, or nack it is forwarded to the core</text:p>
      <text:p text:style-name="P2"><text:tab/>From Core:</text:p>
      <text:p text:style-name="P2"><text:tab/><text:tab/>upon receiving a meta data object or meta data object ack it is sent out to uavtalk connection</text:p>
      <text:p text:style-name="P2"><text:tab/><text:tab/>upon receiving a ack or nack sent if out to uavtalk connection</text:p>
      <text:p text:style-name="P2"><text:tab/><text:tab/>upon receiving an object it is sent to the uavtalk connection if the meta data requirements are satisfied</text:p>
      <text:p text:style-name="Standard"/>
      <text:p text:style-name="Standard"/>
      <text:p text:style-name="Standard"/>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achary Lewko</meta:initial-creator>
    <meta:creation-date>2013-03-10T13:23:19.88</meta:creation-date>
    <meta:document-statistic meta:table-count="0" meta:image-count="0" meta:object-count="0" meta:page-count="3" meta:paragraph-count="85" meta:word-count="1900" meta:character-count="11654"/>
    <dc:date>2013-03-10T13:33:35.70</dc:date>
    <dc:creator>Zachary Lewko</dc:creator>
    <meta:editing-duration>PT10M17S</meta:editing-duration>
    <meta:editing-cycles>1</meta:editing-cycles>
    <meta:generator>OpenOffice.org/3.3$Win32 OpenOffice.org_project/330m20$Build-9567</meta:generator>
  </office:meta>
</office:document-meta>
</file>